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3mm"/>
    </style:style>
    <style:style style:name="co2" style:family="table-column">
      <style:table-column-properties fo:break-before="auto" style:column-width="59.53mm"/>
    </style:style>
    <style:style style:name="co3" style:family="table-column">
      <style:table-column-properties fo:break-before="auto" style:column-width="159.81mm"/>
    </style:style>
    <style:style style:name="co4" style:family="table-column">
      <style:table-column-properties fo:break-before="auto" style:column-width="167.22mm"/>
    </style:style>
    <style:style style:name="co5" style:family="table-column">
      <style:table-column-properties fo:break-before="auto" style:column-width="50.66mm"/>
    </style:style>
    <style:style style:name="co6" style:family="table-column">
      <style:table-column-properties fo:break-before="auto" style:column-width="38.63mm"/>
    </style:style>
    <style:style style:name="co7" style:family="table-column">
      <style:table-column-properties fo:break-before="auto" style:column-width="173.04mm"/>
    </style:style>
    <style:style style:name="co8" style:family="table-column">
      <style:table-column-properties fo:break-before="auto" style:column-width="171.19mm"/>
    </style:style>
    <style:style style:name="co9" style:family="table-column">
      <style:table-column-properties fo:break-before="auto" style:column-width="64.56mm"/>
    </style:style>
    <style:style style:name="co10" style:family="table-column">
      <style:table-column-properties fo:break-before="auto" style:column-width="51.59mm"/>
    </style:style>
    <style:style style:name="co11" style:family="table-column">
      <style:table-column-properties fo:break-before="auto" style:column-width="288.4mm"/>
    </style:style>
    <style:style style:name="co12" style:family="table-column">
      <style:table-column-properties fo:break-before="auto" style:column-width="73.82mm"/>
    </style:style>
    <style:style style:name="co13" style:family="table-column">
      <style:table-column-properties fo:break-before="auto" style:column-width="87.05mm"/>
    </style:style>
    <style:style style:name="co14" style:family="table-column">
      <style:table-column-properties fo:break-before="auto" style:column-width="187.85mm"/>
    </style:style>
    <style:style style:name="co15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0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669933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fo:background-color="#669933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style:use-window-font-color="true" style:font-name="Calibri" style:font-name-asian="Noto Sans CJK SC Regular" style:font-name-complex="Calibri"/>
    </style:style>
    <style:style style:name="ce7" style:family="table-cell" style:parent-style-name="Default" style:data-style-name="N0">
      <style:text-properties style:use-window-font-color="true" style:font-name="Calibri" fo:font-size="10pt" style:font-name-asian="Noto Sans CJK SC Regular" style:font-size-asian="10pt" style:font-name-complex="Calibri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ackground-color="#669933" style:vertical-align="automatic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>
      <style:table-cell-properties fo:border-bottom="0.06pt solid #000000" fo:background-color="#99ff66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13" style:family="table-cell" style:parent-style-name="Hipervínculo" style:data-style-name="N0">
      <style:text-properties fo:color="#0000ff" style:text-underline-style="solid" style:text-underline-width="auto" style:text-underline-color="font-color"/>
    </style:style>
    <style:style style:name="ce14" style:family="table-cell" style:parent-style-name="Default" style:data-style-name="N0">
      <style:text-properties fo:color="#3c3c3c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FPGA_para_todos_bom_0_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9" table:default-cell-style-name="ce5"/>
        <table:table-column table:style-name="co15" table:number-columns-repeated="1009" table:default-cell-style-name="ce5"/>
        <table:table-row table:style-name="ro1">
          <table:table-cell table:style-name="ce1" office:value-type="string" calcext:value-type="string" table:number-columns-spanned="3" table:number-rows-spanned="1">
            <text:p>BOM – EDU-FPGA v1.2 – 19/04/2020</text:p>
          </table:table-cell>
          <table:covered-table-cell table:number-columns-repeated="2" table:style-name="ce1"/>
          <table:table-cell table:style-name="ce1" table:number-columns-repeated="10"/>
          <table:table-cell table:number-columns-repeated="1011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 Per PCB</text:p>
          </table:table-cell>
          <table:table-cell table:style-name="ce2" office:value-type="string" calcext:value-type="string">
            <text:p>DatasheetName</text:p>
          </table:table-cell>
          <table:table-cell table:style-name="ce2" office:value-type="string" calcext:value-type="string">
            <text:p>DatasheetLink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OrderCode</text:p>
          </table:table-cell>
          <table:table-cell table:style-name="ce2" office:value-type="string" calcext:value-type="string">
            <text:p>ProviderLink</text:p>
          </table:table-cell>
          <table:table-cell table:style-name="ce2" office:value-type="string" calcext:value-type="string">
            <text:p>ProviderOrderCode</text:p>
          </table:table-cell>
          <table:table-cell table:style-name="ce2" office:value-type="string" calcext:value-type="string">
            <text:p>ComponentTechnology</text:p>
          </table:table-cell>
          <table:table-cell table:number-columns-repeated="101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coupling cap</text:p>
          </table:table-cell>
          <table:table-cell table:style-name="ce9" office:value-type="string" calcext:value-type="string">
            <text:p>C2 C5 C13 C15 C17 C18 C19 C20 C21 C22 C23 C24 C30 C35 C37 C42 C47 C49 C54 C56 C57 C58 C59</text:p>
          </table:table-cell>
          <table:table-cell office:value-type="string" calcext:value-type="string">
            <text:p>100nF</text:p>
          </table:table-cell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SURFACE-MOUNT CERAMIC MULTILAYER CAPACITORS</text:p>
          </table:table-cell>
          <table:table-cell office:value-type="string" calcext:value-type="string">
            <text:p>https://ar.mouser.com/datasheet/2/447/UPY-GPHC_X7R_6.3V-to-50V_18-1154002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5BB104</text:p>
          </table:table-cell>
          <table:table-cell office:value-type="string" calcext:value-type="string">
            <text:p>https://ar.mouser.com/ProductDetail/Yageo/CC0805KRX7R5BB104?qs=UgE%2F0m3bTsYCB3fBtxx4RA%3D%3D</text:p>
          </table:table-cell>
          <table:table-cell office:value-type="string" calcext:value-type="string">
            <text:p>603-CC0805KRX75BB104</text:p>
          </table:table-cell>
          <table:table-cell office:value-type="string" calcext:value-type="string">
            <text:p>Ceramic - X7R TC material</text:p>
          </table:table-cell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coupling cap</text:p>
          </table:table-cell>
          <table:table-cell table:style-name="ce9" office:value-type="string" calcext:value-type="string">
            <text:p>C1 C25 C27 C31 C32 C33 C38 C39 C40 C43 C44 C45 C50 C51 C52</text:p>
          </table:table-cell>
          <table:table-cell office:value-type="string" calcext:value-type="string">
            <text:p>10nF</text:p>
          </table:table-cell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SURFACE-MOUNT CERAMIC MULTILAYER CAPACITORS</text:p>
          </table:table-cell>
          <table:table-cell office:value-type="string" calcext:value-type="string">
            <text:p>https://ar.mouser.com/datasheet/2/447/UPY-GPHC_X7R_6.3V-to-50V_18-1154002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7BB103</text:p>
          </table:table-cell>
          <table:table-cell office:value-type="string" calcext:value-type="string">
            <text:p>https://ar.mouser.com/ProductDetail/Yageo/CC0805KRX7R7BB103?qs=sGAEpiMZZMs0AnBnWHyRQAqZuYDIKiCDic8tFvJ0DLk1elEorQqHTA%3D%3D</text:p>
          </table:table-cell>
          <table:table-cell office:value-type="string" calcext:value-type="string">
            <text:p>603-CC0805KRX77BB103</text:p>
          </table:table-cell>
          <table:table-cell office:value-type="string" calcext:value-type="string">
            <text:p>Ceramic - X7R TC material</text:p>
          </table:table-cell>
          <table:table-cell table:number-columns-repeated="101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bouncing and decoupling caps</text:p>
          </table:table-cell>
          <table:table-cell table:style-name="ce9" office:value-type="string" calcext:value-type="string">
            <text:p>C8 C9 C10 C11 C34 C46</text:p>
          </table:table-cell>
          <table:table-cell office:value-type="string" calcext:value-type="string">
            <text:p>10uF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SURFACE MOUNT MULTILAYER CERAMIC CAPACITORS</text:p>
          </table:table-cell>
          <table:table-cell office:value-type="string" calcext:value-type="string">
            <text:p>https://ar.mouser.com/datasheet/2/447/UPY-GPHC_X5R_4V-to-50V_25-113159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FX5R5BB106</text:p>
          </table:table-cell>
          <table:table-cell office:value-type="string" calcext:value-type="string">
            <text:p>https://ar.mouser.com/ProductDetail/Yageo/CC0805KFX5R5BB106?qs=sGAEpiMZZMs0AnBnWHyRQC78fOh4A%252BtzKxcu72T1KFI%3D</text:p>
          </table:table-cell>
          <table:table-cell office:value-type="string" calcext:value-type="string">
            <text:p>603-CC805KFX5R5BB106</text:p>
          </table:table-cell>
          <table:table-cell office:value-type="string" calcext:value-type="string">
            <text:p>ceramic - X5R series chip capacitors</text:p>
          </table:table-cell>
          <table:table-cell table:number-columns-repeated="101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Decoupling capacitor</text:p>
          </table:table-cell>
          <table:table-cell table:style-name="ce9" office:value-type="string" calcext:value-type="string">
            <text:p>C3 C4 C6 C7</text:p>
          </table:table-cell>
          <table:table-cell office:value-type="string" calcext:value-type="string">
            <text:p>10uF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PS SeriesLow ESR</text:p>
          </table:table-cell>
          <table:table-cell office:value-type="string" calcext:value-type="string">
            <text:p>https://ar.mouser.com/datasheet/2/40/tps-776850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PSR106K006R1000</text:p>
          </table:table-cell>
          <table:table-cell office:value-type="string" calcext:value-type="string">
            <text:p>https://ar.mouser.com/ProductDetail/AVX/TPSR106K006R1000?qs=sGAEpiMZZMuEN2agSAc2pkIWJcW2hAcik2daETREIlI%3D</text:p>
          </table:table-cell>
          <table:table-cell office:value-type="string" calcext:value-type="string">
            <text:p>581-TPSR106K006R1000</text:p>
          </table:table-cell>
          <table:table-cell office:value-type="string" calcext:value-type="string">
            <text:p>Tantalum</text:p>
          </table:table-cell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coupling cap</text:p>
          </table:table-cell>
          <table:table-cell table:style-name="ce9" office:value-type="string" calcext:value-type="string">
            <text:p>C26 C28 C29 C36 C41 C48 C53 C55</text:p>
          </table:table-cell>
          <table:table-cell office:value-type="string" calcext:value-type="string">
            <text:p>1uF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SURFACE MOUNT MULTILAYER CERAMIC CAPACITORS</text:p>
          </table:table-cell>
          <table:table-cell office:value-type="string" calcext:value-type="string">
            <text:p>https://ar.mouser.com/datasheet/2/447/UPY-GPHC_X5R_4V-to-50V_25-113159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KX5R5BB105</text:p>
          </table:table-cell>
          <table:table-cell office:value-type="string" calcext:value-type="string">
            <text:p>https://ar.mouser.com/ProductDetail/Yageo/CC0805KKX5R5BB105?qs=sGAEpiMZZMs0AnBnWHyRQItaX7oCOlrYATfCxbY6oYM%3D</text:p>
          </table:table-cell>
          <table:table-cell office:value-type="string" calcext:value-type="string">
            <text:p>603-CC0805KR5BB105</text:p>
          </table:table-cell>
          <table:table-cell office:value-type="string" calcext:value-type="string">
            <text:p>ceramic - X5R series chip capacitors</text:p>
          </table:table-cell>
          <table:table-cell table:number-columns-repeated="101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ltilayer Ceramic Capacitors MLCC - SMD/SMT 3.3uF Y5V -20/+80% 10V – for FTDI 1.8V output</text:p>
          </table:table-cell>
          <table:table-cell table:style-name="ce9" office:value-type="string" calcext:value-type="string">
            <text:p>C16</text:p>
          </table:table-cell>
          <table:table-cell office:value-type="string" calcext:value-type="string">
            <text:p>3.3uF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URFACE-MOUNT CERAMIC MULTILAYER CAPACITORS</text:p>
          </table:table-cell>
          <table:table-cell office:value-type="string" calcext:value-type="string">
            <text:p>https://ar.mouser.com/datasheet/2/447/UPY-GPHC_Y5V_6.3V-to-50V_8-128079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ZKY5V6BB335</text:p>
          </table:table-cell>
          <table:table-cell office:value-type="string" calcext:value-type="string">
            <text:p>https://ar.mouser.com/ProductDetail/Yageo/CC0805ZKY5V6BB335?qs=%2Fha2pyFadujrv0Gea1zHrv9T1j308BLd6oT4q2A3QFKLK1vnnCiHwDnKKKYP6qsX</text:p>
          </table:table-cell>
          <table:table-cell office:value-type="string" calcext:value-type="string">
            <text:p>603-CC805ZKY5V6BB335</text:p>
          </table:table-cell>
          <table:table-cell office:value-type="string" calcext:value-type="string">
            <text:p>Y5Vseries chip capacitors with lead-free terminations</text:p>
          </table:table-cell>
          <table:table-cell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Decoupling capacitor for FTDI VPHY and VPLL</text:p>
          </table:table-cell>
          <table:table-cell table:style-name="ce9" office:value-type="string" calcext:value-type="string">
            <text:p>C12 C14</text:p>
          </table:table-cell>
          <table:table-cell office:value-type="string" calcext:value-type="string">
            <text:p>4.7uF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TPS SeriesLow ESR</text:p>
          </table:table-cell>
          <table:table-cell office:value-type="string" calcext:value-type="string">
            <text:p>https://ar.mouser.com/datasheet/2/40/tps-776850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PSR475K010R3000</text:p>
          </table:table-cell>
          <table:table-cell office:value-type="string" calcext:value-type="string">
            <text:p>https://ar.mouser.com/ProductDetail/AVX/TPSR475K010R3000?qs=sGAEpiMZZMuEN2agSAc2pkIWJcW2hAciSH1NL3QtlaI%3D</text:p>
          </table:table-cell>
          <table:table-cell office:value-type="string" calcext:value-type="string">
            <text:p>581-TPSR475K010R3000</text:p>
          </table:table-cell>
          <table:table-cell office:value-type="string" calcext:value-type="string">
            <text:p>Tantalum</text:p>
          </table:table-cell>
          <table:table-cell table:number-columns-repeated="1011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chottky Diodes &amp; Rectifiers 40volts 0.5A SIZE 0805</text:p>
          </table:table-cell>
          <table:table-cell table:style-name="ce9" office:value-type="string" calcext:value-type="string">
            <text:p>D7</text:p>
          </table:table-cell>
          <table:table-cell office:value-type="string" calcext:value-type="string">
            <text:p>D_Schottky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chottky Barrier Rectifier Diode</text:p>
          </table:table-cell>
          <table:table-cell office:value-type="string" calcext:value-type="string">
            <text:p>https://ar.mouser.com/datasheet/2/40/schottky-776407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SD0805S040S0R5</text:p>
          </table:table-cell>
          <table:table-cell office:value-type="string" calcext:value-type="string">
            <text:p>https://ar.mouser.com/ProductDetail/AVX/SD0805S040S0R5?qs=%2Fha2pyFadugLLnjfmIXK2JLDSJ%252BJAoigNYZsyXXDJXK%252BMKudbLHqpAH1tfTP96IS</text:p>
          </table:table-cell>
          <table:table-cell office:value-type="string" calcext:value-type="string">
            <text:p>581-SD0805S040S0R5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Zener Diodes 5.6V 1W – Protection</text:p>
          </table:table-cell>
          <table:table-cell table:style-name="ce9" office:value-type="string" calcext:value-type="string">
            <text:p>D1</text:p>
          </table:table-cell>
          <table:table-cell office:value-type="string" calcext:value-type="string">
            <text:p>D_Zener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MAZ5V1 -SMAZ39 - 1.0W SURFACE MOUNT ZENER DIODE</text:p>
          </table:table-cell>
          <table:table-cell office:value-type="string" calcext:value-type="string">
            <text:p>https://ar.mouser.com/datasheet/2/115/ds18015-38228.pd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SMAZ5V6-13-F</text:p>
          </table:table-cell>
          <table:table-cell office:value-type="string" calcext:value-type="string">
            <text:p>https://ar.mouser.com/ProductDetail/Diodes-Incorporated/SMAZ5V6-13-F?qs=sGAEpiMZZMtQ8nqTKtFS%2FFfrBP9wbtqTXJvVNsP1s18%3D</text:p>
          </table:table-cell>
          <table:table-cell office:value-type="string" calcext:value-type="string">
            <text:p>621-SMAZ5V6-F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Standard LEDs - SMD Blue 470nm 36mcd InGaN 68mW 2.9V</text:p>
          </table:table-cell>
          <table:table-cell table:style-name="ce9" office:value-type="string" calcext:value-type="string">
            <text:p>D2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ML-M13x/MN2x Series</text:p>
          </table:table-cell>
          <table:table-cell office:value-type="string" calcext:value-type="string">
            <text:p>https://ar.mouser.com/datasheet/2/348/sml-m13x_mn2x-e-1139175.pdf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SMLMN2BCTT86C</text:p>
          </table:table-cell>
          <table:table-cell office:value-type="string" calcext:value-type="string">
            <text:p>https://ar.mouser.com/ProductDetail/ROHM-Semiconductor/SMLMN2BCTT86C?qs=sGAEpiMZZMseGfSY3csMkZhfb9Ek0xqwPAN%2FA2UetydSB0c%2F%2FDZwRQ%3D%3D</text:p>
          </table:table-cell>
          <table:table-cell office:value-type="string" calcext:value-type="string">
            <text:p>755-SMLMN2BCTT86C</text:p>
          </table:table-cell>
          <table:table-cell office:value-type="string" calcext:value-type="string">
            <text:p>InGaN</text:p>
          </table:table-cell>
          <table:table-cell table:number-columns-repeated="1011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Standard LEDs - SMD 2.0X1.2MM LOW CRNT</text:p>
          </table:table-cell>
          <table:table-cell table:style-name="ce9" office:value-type="string" calcext:value-type="string">
            <text:p>D3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PT2012LVBC/D</text:p>
          </table:table-cell>
          <table:table-cell office:value-type="string" calcext:value-type="string">
            <text:p>https://ar.mouser.com/datasheet/2/216/APT2012LVBC-D-535767.pdf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PT2012LVBC/D</text:p>
          </table:table-cell>
          <table:table-cell office:value-type="string" calcext:value-type="string">
            <text:p>https://ar.mouser.com/ProductDetail/Kingbright/APT2012LVBC-D?qs=sGAEpiMZZMseGfSY3csMkYfrPUYGlFxbiwgidCMtLoJa5s6F8rxzGA%3D%3D</text:p>
          </table:table-cell>
          <table:table-cell office:value-type="string" calcext:value-type="string">
            <text:p>604-APT2012LVBCD</text:p>
          </table:table-cell>
          <table:table-cell office:value-type="string" calcext:value-type="string">
            <text:p>InGaN</text:p>
          </table:table-cell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YELLOW 1.9V - 2mA smd 0805 LED</text:p>
          </table:table-cell>
          <table:table-cell table:style-name="ce9" office:value-type="string" calcext:value-type="string">
            <text:p>D4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URFACE MOUNT LED YELLOW, 0805 PACKAGE, 2mA</text:p>
          </table:table-cell>
          <table:table-cell office:value-type="string" calcext:value-type="string">
            <text:p>https://ar.mouser.com/datasheet/2/50/SM0805YCL-881017.pdf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M0805YCL</text:p>
          </table:table-cell>
          <table:table-cell office:value-type="string" calcext:value-type="string">
            <text:p>https://ar.mouser.com/ProductDetail/Bivar/SM0805YCL?qs=sGAEpiMZZMuCm2JlHBGefs8jWBpsrBhrCjZpwmPMDI8%3D</text:p>
          </table:table-cell>
          <table:table-cell office:value-type="string" calcext:value-type="string">
            <text:p>749-SM0805YCL</text:p>
          </table:table-cell>
          <table:table-cell office:value-type="string" calcext:value-type="string">
            <text:p>AlGaInP</text:p>
          </table:table-cell>
          <table:table-cell table:number-columns-repeated="1011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RED 1.9V - 2mA smd 0805 LED</text:p>
          </table:table-cell>
          <table:table-cell table:style-name="ce9" office:value-type="string" calcext:value-type="string">
            <text:p>D5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URFACE MOUNT LED HE RED, 0805 PACKAGE, 2mA</text:p>
          </table:table-cell>
          <table:table-cell office:value-type="string" calcext:value-type="string">
            <text:p>https://ar.mouser.com/datasheet/2/50/SM0805HCL-880819.pdf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M0805HCL</text:p>
          </table:table-cell>
          <table:table-cell office:value-type="string" calcext:value-type="string">
            <text:p>https://ar.mouser.com/ProductDetail/Bivar/SM0805HCL?qs=jaLxTFIJCiunRhy8mE7Amw%3D%3D</text:p>
          </table:table-cell>
          <table:table-cell office:value-type="string" calcext:value-type="string">
            <text:p>749-SM0805HCL</text:p>
          </table:table-cell>
          <table:table-cell office:value-type="string" calcext:value-type="string">
            <text:p>AlGaInP</text:p>
          </table:table-cell>
          <table:table-cell table:number-columns-repeated="1011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GREEN 1.9V - 2mA smd 0805 LED</text:p>
          </table:table-cell>
          <table:table-cell table:style-name="ce9" office:value-type="string" calcext:value-type="string">
            <text:p>D6 D8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SURFACE MOUNT LED GREEN, 0805 PACKAGE, 2mA</text:p>
          </table:table-cell>
          <table:table-cell office:value-type="string" calcext:value-type="string">
            <text:p>https://ar.mouser.com/datasheet/2/50/SM0805GCL-880857.pdf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M0805GCL</text:p>
          </table:table-cell>
          <table:table-cell office:value-type="string" calcext:value-type="string">
            <text:p>https://ar.mouser.com/ProductDetail/Bivar/SM0805GCL?qs=sGAEpiMZZMseGfSY3csMkRDxXrk%2F%2FsW3r%2FUrkRfILvI%3D</text:p>
          </table:table-cell>
          <table:table-cell office:value-type="string" calcext:value-type="string">
            <text:p>749-SM0805GCL</text:p>
          </table:table-cell>
          <table:table-cell office:value-type="string" calcext:value-type="string">
            <text:p>AlGaInP</text:p>
          </table:table-cell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Núcleos de ferrita WE-CBF 0805 SMD Bead 100MHz 1500Ohm 1KmA</text:p>
          </table:table-cell>
          <table:table-cell table:style-name="ce9" office:value-type="string" calcext:value-type="string">
            <text:p>FB1 FB2 FB3 FB4 FB5</text:p>
          </table:table-cell>
          <table:table-cell office:value-type="string" calcext:value-type="string">
            <text:p>Ferrite_Bead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WE-CBF SMD EMI Suppression Ferrite Bead</text:p>
          </table:table-cell>
          <table:table-cell office:value-type="string" calcext:value-type="string">
            <text:p>https://ar.mouser.com/datasheet/2/445/742792097-538337.pdf</text:p>
          </table:table-cell>
          <table:table-cell office:value-type="string" calcext:value-type="string">
            <text:p>Wurth Electronics</text:p>
          </table:table-cell>
          <table:table-cell table:style-name="ce3" office:value-type="float" office:value="742792097" calcext:value-type="float">
            <text:p>742792097</text:p>
          </table:table-cell>
          <table:table-cell office:value-type="string" calcext:value-type="string">
            <text:p>https://ar.mouser.com/ProductDetail/Wurth-Electronics/742792097?qs=sGAEpiMZZMtdyQheitOmRVDURQLs966nb2bS15p5U18%3D</text:p>
          </table:table-cell>
          <table:table-cell office:value-type="string" calcext:value-type="string">
            <text:p>710-742792097</text:p>
          </table:table-cell>
          <table:table-cell office:value-type="string" calcext:value-type="string">
            <text:p>FerriteBead</text:p>
          </table:table-cell>
          <table:table-cell table:number-columns-repeated="101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2x6_pmod</text:p>
          </table:table-cell>
          <table:table-cell office:value-type="string" calcext:value-type="string">
            <text:p>Headers &amp; Wire Housings 06+06 DIL VERTICAL SOCKET TIN</text:p>
          </table:table-cell>
          <table:table-cell table:style-name="ce9" office:value-type="string" calcext:value-type="string">
            <text:p>J5 J6</text:p>
          </table:table-cell>
          <table:table-cell office:value-type="string" calcext:value-type="string">
            <text:p>2x6_pmod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2.54mm PITCH DIL VERTICAL PC TAIL SOCKET ASSEMBLY</text:p>
          </table:table-cell>
          <table:table-cell office:value-type="string" calcext:value-type="string">
            <text:p>https://www.mouser.com/datasheet/2/181/M20-783-1133465.pdf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30646</text:p>
          </table:table-cell>
          <table:table-cell office:value-type="string" calcext:value-type="string">
            <text:p>https://www.mouser.com/ProductDetail/Harwin/M20-7830646?qs=%2Fha2pyFadujC1a75W2258k9nb81c5ajHyw2NH4KOP3qW04C0e6bhnw%3D%3D</text:p>
          </table:table-cell>
          <table:table-cell office:value-type="string" calcext:value-type="string">
            <text:p>855-M20-7830646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8 Position Header Connector 0.100" (2.54mm) Through Hole Tin</text:p>
          </table:table-cell>
          <table:table-cell table:style-name="ce9" office:value-type="string" calcext:value-type="string">
            <text:p>J4</text:p>
          </table:table-cell>
          <table:table-cell office:value-type="string" calcext:value-type="string">
            <text:p>Conn_01x0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.54mm PITCH SIL VERTICAL PC TAIL SOCKET ASSEMBLY</text:p>
          </table:table-cell>
          <table:table-cell office:value-type="string" calcext:value-type="string">
            <text:p>https://ar.mouser.com/datasheet/2/181/M20-782-1220556.pdf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20842</text:p>
          </table:table-cell>
          <table:table-cell office:value-type="string" calcext:value-type="string">
            <text:p>https://ar.mouser.com/ProductDetail/Harwin/M20-7820842?qs=sGAEpiMZZMs%252BGHln7q6pmzlZUuX%2F53qjv4D%2FDP12Dqs%3D</text:p>
          </table:table-cell>
          <table:table-cell office:value-type="string" calcext:value-type="string">
            <text:p>855-M20-7820842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16 Position Header Connector 0.100" (2.54mm) Through Hole Tin</text:p>
          </table:table-cell>
          <table:table-cell table:style-name="ce9" office:value-type="string" calcext:value-type="string">
            <text:p>J3</text:p>
          </table:table-cell>
          <table:table-cell office:value-type="string" calcext:value-type="string">
            <text:p>Conn_02x08_Odd_Even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.54mm PITCH DIL VERTICAL PC TAIL SOCKET ASSEMBLY</text:p>
          </table:table-cell>
          <table:table-cell office:value-type="string" calcext:value-type="string">
            <text:p>https://ar.mouser.com/datasheet/2/181/M20-783-1133465.pdf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30846</text:p>
          </table:table-cell>
          <table:table-cell office:value-type="string" calcext:value-type="string">
            <text:p>https://ar.mouser.com/ProductDetail/Harwin/M20-7830846?qs=sGAEpiMZZMs%252BGHln7q6pmzlZUuX%2F53qj3ofw9%252BX5e3k%3D</text:p>
          </table:table-cell>
          <table:table-cell office:value-type="string" calcext:value-type="string">
            <text:p>855-M20-7830846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20 Position Header Connector 0.100" (2.54mm) Through Hole Gold</text:p>
          </table:table-cell>
          <table:table-cell table:style-name="ce9" office:value-type="string" calcext:value-type="string">
            <text:p>J2</text:p>
          </table:table-cell>
          <table:table-cell office:value-type="string" calcext:value-type="string">
            <text:p>Conn_02x10_Odd_Even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.54mm PITCH DIL VERTICAL PC TAIL SOCKET ASSEMBLY</text:p>
          </table:table-cell>
          <table:table-cell office:value-type="string" calcext:value-type="string">
            <text:p>https://ar.mouser.com/datasheet/2/181/M20-783-1133465.pdf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31046</text:p>
          </table:table-cell>
          <table:table-cell office:value-type="string" calcext:value-type="string">
            <text:p>https://ar.mouser.com/ProductDetail/Harwin/M20-7831046?qs=sGAEpiMZZMu6TJb8E8Cjr5%2F8vbP7TedM</text:p>
          </table:table-cell>
          <table:table-cell office:value-type="string" calcext:value-type="string">
            <text:p>855-M20-7831046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micro_usb_b</text:p>
          </table:table-cell>
          <table:table-cell office:value-type="string" calcext:value-type="string">
            <text:p>USB Connectors MICRO AB RECEPT RA TH BTTM MNT 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micro_usb_b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ZX62D-AB-5P8(30) Datasheet</text:p>
          </table:table-cell>
          <table:table-cell table:style-name="ce13" office:value-type="string" calcext:value-type="string">
            <text:p><text:a xlink:href="https://ar.mouser.com/datasheet/2/185/X_CL0242-0027-5-30_2d-1620404.pdf" xlink:type="simple">https://ar.mouser.com/datasheet/2/185/X_CL0242-0027-5-30_2d-1620404.pdf</text:a></text:p>
          </table:table-cell>
          <table:table-cell office:value-type="string" calcext:value-type="string">
            <text:p>Hirose Connector</text:p>
          </table:table-cell>
          <table:table-cell office:value-type="string" calcext:value-type="string">
            <text:p>ZX62D-AB-5P8(30)</text:p>
          </table:table-cell>
          <table:table-cell table:style-name="ce13" office:value-type="string" calcext:value-type="string">
            <text:p>https://ar.mouser.com/ProductDetail/Hirose-Connector/ZX62D-AB-5P830?qs=sGAEpiMZZMulM8LPOQ%252Byk7xdjERVhhdTSLw6xk01eA%2FvQL3DgGYluw%3D%3D</text:p>
          </table:table-cell>
          <table:table-cell office:value-type="string" calcext:value-type="string">
            <text:p>798-ZX62D-AB-5P830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0 ohm resistor</text:p>
          </table:table-cell>
          <table:table-cell table:style-name="ce9" office:value-type="string" calcext:value-type="string">
            <text:p>R1 R36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THICK FILM CHIP RESISTORS AUTOMOTIVE GRADE</text:p>
          </table:table-cell>
          <table:table-cell office:value-type="string" calcext:value-type="string">
            <text:p>https://ar.mouser.com/datasheet/2/447/PYu-AC_51_RoHS_L_6-1152827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0RL</text:p>
          </table:table-cell>
          <table:table-cell office:value-type="string" calcext:value-type="string">
            <text:p>https://ar.mouser.com/ProductDetail/Yageo/AC0805JR-070RL?qs=sGAEpiMZZMu61qfTUdNhG2gsBIEdmNIDGlJo%2F7ntbiw%3D</text:p>
          </table:table-cell>
          <table:table-cell office:value-type="string" calcext:value-type="string">
            <text:p>603-AC0805JR-070RL</text:p>
          </table:table-cell>
          <table:table-cell office:value-type="string" calcext:value-type="string">
            <text:p>Thick film chip resistor</text:p>
          </table:table-cell>
          <table:table-cell table:number-columns-repeated="1011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ck Film Resistors - SMD 100 OHM 1%</text:p>
          </table:table-cell>
          <table:table-cell table:style-name="ce9" office:value-type="string" calcext:value-type="string">
            <text:p>R34 R35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GENERAL PURPOSE CHIP RESISTORS</text:p>
          </table:table-cell>
          <table:table-cell office:value-type="string" calcext:value-type="string">
            <text:p>https://ar.mouser.com/datasheet/2/447/PYu-RC_Group_51_RoHS_L_10-1527934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13100RL</text:p>
          </table:table-cell>
          <table:table-cell office:value-type="string" calcext:value-type="string">
            <text:p>https://ar.mouser.com/ProductDetail/Yageo/RC0805FR-13100RL?qs=sGAEpiMZZMu61qfTUdNhG6gKAQVNBKOogGpeyg%252BMuu0%3D</text:p>
          </table:table-cell>
          <table:table-cell office:value-type="string" calcext:value-type="string">
            <text:p>603-RC0805FR-13100RL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n Film Resistors - SMD 1/8W 10K ohm 1% 50ppm</text:p>
          </table:table-cell>
          <table:table-cell table:style-name="ce9" office:value-type="string" calcext:value-type="string">
            <text:p>R9 R11 R13 R15 R18 R19 R20 R22 R23 R29 R32 R33</text:p>
          </table:table-cell>
          <table:table-cell office:value-type="string" calcext:value-type="string">
            <text:p>10k</text:p>
          </table:table-cell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THIN FILMCHIP RESISTORS High precision-high stability</text:p>
          </table:table-cell>
          <table:table-cell office:value-type="string" calcext:value-type="string">
            <text:p>https://ar.mouser.com/datasheet/2/447/PYu-RT_1-to-0.01_RoHS_L_9-122272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10KL</text:p>
          </table:table-cell>
          <table:table-cell office:value-type="string" calcext:value-type="string">
            <text:p>https://ar.mouser.com/ProductDetail/Yageo/RT0805FRE0710KL?qs=sGAEpiMZZMu61qfTUdNhGxEjuuBLd0B41oWml1pU2QE%3D</text:p>
          </table:table-cell>
          <table:table-cell office:value-type="string" calcext:value-type="string">
            <text:p>603-RT0805FRE0710KL</text:p>
          </table:table-cell>
          <table:table-cell office:value-type="string" calcext:value-type="string">
            <text:p>THIN FILMCHIP RESISTORS</text:p>
          </table:table-cell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V Regulator output resistor – Tolerance 1%</text:p>
          </table:table-cell>
          <table:table-cell table:style-name="ce9" office:value-type="string" calcext:value-type="string">
            <text:p>R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THICK FILM CHIP RESISTORS AUTOMOTIVE GRADE</text:p>
          </table:table-cell>
          <table:table-cell office:value-type="string" calcext:value-type="string">
            <text:p>https://ar.mouser.com/datasheet/2/447/PYu-AC_51_RoHS_L_6-1152827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FR-07120RL</text:p>
          </table:table-cell>
          <table:table-cell office:value-type="string" calcext:value-type="string">
            <text:p>https://ar.mouser.com/ProductDetail/Yageo/AC0805FR-07120RL?qs=sGAEpiMZZMu61qfTUdNhG19HzxXL1i6iscRfwJYXkks%3D</text:p>
          </table:table-cell>
          <table:table-cell office:value-type="string" calcext:value-type="string">
            <text:p>603-AC0805FR-07120RL</text:p>
          </table:table-cell>
          <table:table-cell office:value-type="string" calcext:value-type="string">
            <text:p>Thick film chip resistor</text:p>
          </table:table-cell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n Film Resistors - SMD 1/8W 12K ohm .5% 50ppm</text:p>
          </table:table-cell>
          <table:table-cell table:style-name="ce9" office:value-type="string" calcext:value-type="string">
            <text:p>R16</text:p>
          </table:table-cell>
          <table:table-cell office:value-type="string" calcext:value-type="string">
            <text:p>12k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THIN FILMCHIP RESISTORS High precision-high stability</text:p>
          </table:table-cell>
          <table:table-cell office:value-type="string" calcext:value-type="string">
            <text:p>https://ar.mouser.com/datasheet/2/447/PYu-RT_1-to-0.01_RoHS_L_9-122272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DRE0712KL</text:p>
          </table:table-cell>
          <table:table-cell office:value-type="string" calcext:value-type="string">
            <text:p>https://ar.mouser.com/ProductDetail/Yageo/RT0805DRE0712KL?qs=sGAEpiMZZMu61qfTUdNhGxEjuuBLd0B4O1bYpE0Lxxo%3D</text:p>
          </table:table-cell>
          <table:table-cell office:value-type="string" calcext:value-type="string">
            <text:p>603-RT0805DRE0712KL</text:p>
          </table:table-cell>
          <table:table-cell office:value-type="string" calcext:value-type="string">
            <text:p>THIN FILMCHIP RESISTORS</text:p>
          </table:table-cell>
          <table:table-cell table:number-columns-repeated="1011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 1k – 0805</text:p>
          </table:table-cell>
          <table:table-cell table:style-name="ce9" office:value-type="string" calcext:value-type="string">
            <text:p>R2 R17 R24</text:p>
          </table:table-cell>
          <table:table-cell office:value-type="string" calcext:value-type="string">
            <text:p>1k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THICK FILM CHIP RESISTORS AUTOMOTIVE GRADE</text:p>
          </table:table-cell>
          <table:table-cell office:value-type="string" calcext:value-type="string">
            <text:p>https://ar.mouser.com/datasheet/2/447/PYu-AC_51_RoHS_L_6-1152827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1KL</text:p>
          </table:table-cell>
          <table:table-cell office:value-type="string" calcext:value-type="string">
            <text:p>https://ar.mouser.com/ProductDetail/Yageo/AC0805JR-071KL?qs=sGAEpiMZZMu61qfTUdNhG2gsBIEdmNIDDxLhejvEQGw%3D</text:p>
          </table:table-cell>
          <table:table-cell office:value-type="string" calcext:value-type="string">
            <text:p>603-AC0805JR-071KL</text:p>
          </table:table-cell>
          <table:table-cell office:value-type="string" calcext:value-type="string">
            <text:p>Thick film chip resistor</text:p>
          </table:table-cell>
          <table:table-cell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n Film Resistors - SMD 1/8W 220 ohm 1% 50ppm</text:p>
          </table:table-cell>
          <table:table-cell table:style-name="ce9" office:value-type="string" calcext:value-type="string">
            <text:p>R4 R5 R6 R7 R8 R10 R12 R14 R25 R26 R27 R28 R30 R31</text:p>
          </table:table-cell>
          <table:table-cell office:value-type="float" office:value="220" calcext:value-type="float">
            <text:p>220</text:p>
          </table:table-cell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THIN FILMCHIP RESISTORS High precision-high stability</text:p>
          </table:table-cell>
          <table:table-cell office:value-type="string" calcext:value-type="string">
            <text:p>https://ar.mouser.com/datasheet/2/447/PYu-RT_1-to-0.01_RoHS_L_9-122272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220RL</text:p>
          </table:table-cell>
          <table:table-cell office:value-type="string" calcext:value-type="string">
            <text:p>https://ar.mouser.com/ProductDetail/Yageo/RT0805FRE07220RL?qs=sGAEpiMZZMu61qfTUdNhGzNxiTetzVBnVuRR09dJyS0%3D</text:p>
          </table:table-cell>
          <table:table-cell office:value-type="string" calcext:value-type="string">
            <text:p>603-RT0805FRE07220RL</text:p>
          </table:table-cell>
          <table:table-cell office:value-type="string" calcext:value-type="string">
            <text:p>THIN FILM CHIP RESISTORS</text:p>
          </table:table-cell>
          <table:table-cell table:number-columns-repeated="1011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n Film Resistors - SMD 1/8W 2.2K ohm 1% 50ppm</text:p>
          </table:table-cell>
          <table:table-cell table:style-name="ce9" office:value-type="string" calcext:value-type="string">
            <text:p>R21</text:p>
          </table:table-cell>
          <table:table-cell office:value-type="string" calcext:value-type="string">
            <text:p>2k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THIN FILMCHIP RESISTORS High precision-high stability</text:p>
          </table:table-cell>
          <table:table-cell office:value-type="string" calcext:value-type="string">
            <text:p>https://ar.mouser.com/datasheet/2/447/PYu-RT_1-to-0.01_RoHS_L_9-122272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2K2L</text:p>
          </table:table-cell>
          <table:table-cell office:value-type="string" calcext:value-type="string">
            <text:p>https://ar.mouser.com/ProductDetail/Yageo/RT0805FRE072K2L?qs=sGAEpiMZZMu61qfTUdNhG0%2FGCfn%2Fl4fJ3n%2FcWVPbfkk%3D</text:p>
          </table:table-cell>
          <table:table-cell office:value-type="string" calcext:value-type="string">
            <text:p>603-RT0805FRE072K2L</text:p>
          </table:table-cell>
          <table:table-cell office:value-type="string" calcext:value-type="string">
            <text:p>THIN FILMCHIP RESISTORS</text:p>
          </table:table-cell>
          <table:table-cell table:number-columns-repeated="1011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/>
            <text:p>Tactile Switches FLAT ACT 2.6NF 6x6x4.3mm</text:p>
            <text:p/>
          </table:table-cell>
          <table:table-cell table:style-name="ce9" office:value-type="string" calcext:value-type="string">
            <text:p>S1 S2 S3 S4</text:p>
          </table:table-cell>
          <table:table-cell office:value-type="string" calcext:value-type="string">
            <text:p>SW_Push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Light <text:s/>Touch <text:s/>Switches/EVQPA/PB - 5N Type Light Touch Switches</text:p>
          </table:table-cell>
          <table:table-cell table:style-name="ce14" office:value-type="string" calcext:value-type="string">
            <text:p>https://ar.mouser.com/datasheet/2/315/ATK0000CE10-33274.pdf <text:s text:c="2"/>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-PAG04M</text:p>
          </table:table-cell>
          <table:table-cell table:style-name="ce14" office:value-type="string" calcext:value-type="string">
            <text:p>https://ar.mouser.com/ProductDetail/Panasonic/EVQ-PAG04M?qs=%2Fha2pyFaduimfMqnkIz2lDkFnrgOcoAwjz6JW3hQRCg%3D</text:p>
          </table:table-cell>
          <table:table-cell office:value-type="string" calcext:value-type="string">
            <text:p>667-EVQ-PAG04M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W25X40CL</text:p>
          </table:table-cell>
          <table:table-cell office:value-type="string" calcext:value-type="string">
            <text:p>NOR Flash spiFlash, 4M-bit, 4Kb Uniform Sector</text:p>
          </table:table-cell>
          <table:table-cell table:style-name="ce9" office:value-type="string" calcext:value-type="string">
            <text:p>U6</text:p>
          </table:table-cell>
          <table:table-cell office:value-type="string" calcext:value-type="string">
            <text:p>W25X40C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.5/3/3.3 V 4M-Bit Serial Flash Memory With 4kb sectors and dual i/o spi</text:p>
          </table:table-cell>
          <table:table-cell table:style-name="ce13" office:value-type="string" calcext:value-type="string">
            <text:p><text:a xlink:href="https://ar.mouser.com/datasheet/2/949/w25x40cl_f_20140325-1489812.pdf" xlink:type="simple">https://ar.mouser.com/datasheet/2/949/w25x40cl_f_20140325-1489812.pdf</text:a>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25X40CLSNIG</text:p>
          </table:table-cell>
          <table:table-cell table:style-name="ce13" office:value-type="string" calcext:value-type="string">
            <text:p><text:a xlink:href="https://ar.mouser.com/ProductDetail/Winbond/W25X40CLSNIG?qs=sGAEpiMZZMtI%252BQ06EiAoG4%252BhDIVn9lGKceA8tEkguYk%3D" xlink:type="simple">https://ar.mouser.com/ProductDetail/Winbond/W25X40CLSNIG?qs=sGAEpiMZZMtI%252BQ06EiAoG4%252BhDIVn9lGKceA8tEkguYk%3D</text:a></text:p>
          </table:table-cell>
          <table:table-cell office:value-type="string" calcext:value-type="string">
            <text:p>454-W25X40CLSNIG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Interface_USB_FT2232H</text:p>
          </table:table-cell>
          <table:table-cell office:value-type="string" calcext:value-type="string">
            <text:p>USB Interface IC USB HS to Dual UART/ FIFO/SPI/JTAG/I2C</text:p>
          </table:table-cell>
          <table:table-cell table:style-name="ce9" office:value-type="string" calcext:value-type="string">
            <text:p>U4</text:p>
          </table:table-cell>
          <table:table-cell office:value-type="string" calcext:value-type="string">
            <text:p>Interface_USB_FT2232H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uture Technology Devices International Ltd FT2232H Dual High Speed USB to Multipurpose UART/FIFO IC</text:p>
          </table:table-cell>
          <table:table-cell office:value-type="string" calcext:value-type="string">
            <text:p>https://ar.mouser.com/datasheet/2/163/DS_FT2232H-17353.pdf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https://ar.mouser.com/ProductDetail/FTDI/FT2232HL-REEL?qs=sGAEpiMZZMs5ceO8zL%252BTx6ksD1BB0CN5</text:p>
          </table:table-cell>
          <table:table-cell office:value-type="string" calcext:value-type="string">
            <text:p>895-FT2232HL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LD1117S12</text:p>
          </table:table-cell>
          <table:table-cell office:value-type="string" calcext:value-type="string">
            <text:p>5V in to 3.3V, 1.2V output</text:p>
          </table:table-cell>
          <table:table-cell table:style-name="ce9" office:value-type="string" calcext:value-type="string">
            <text:p>U2</text:p>
          </table:table-cell>
          <table:table-cell office:value-type="string" calcext:value-type="string">
            <text:p>LD1117S12CTR_SOT22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LD1117 - Adjustable and fixed low drop positive voltage regulator</text:p>
          </table:table-cell>
          <table:table-cell office:value-type="string" calcext:value-type="string">
            <text:p>http://www.st.com/st-web-ui/static/active/en/resource/technical/document/datasheet/CD00000544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D1117S12CTR</text:p>
          </table:table-cell>
          <table:table-cell office:value-type="string" calcext:value-type="string">
            <text:p>https://ar.mouser.com/ProductDetail/STMicroelectronics/LD1117S12CTR?qs=%2Fha2pyFadujIunIt7pOyBSnG%252BGJpbcbsyPaXFTMfmYWijg7jCjy5xQ%3D%3D</text:p>
          </table:table-cell>
          <table:table-cell office:value-type="string" calcext:value-type="string">
            <text:p>511-LD1117S12CT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LD1117S33</text:p>
          </table:table-cell>
          <table:table-cell office:value-type="string" calcext:value-type="string">
            <text:p>5V in to 3.3V output</text:p>
          </table:table-cell>
          <table:table-cell table:style-name="ce9" office:value-type="string" calcext:value-type="string">
            <text:p>U1</text:p>
          </table:table-cell>
          <table:table-cell office:value-type="string" calcext:value-type="string">
            <text:p>LD1117S33CTR_SOT22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LD1117 - Adjustable and fixed low drop positive voltage regulator</text:p>
          </table:table-cell>
          <table:table-cell office:value-type="string" calcext:value-type="string">
            <text:p>http://www.st.com/st-web-ui/static/active/en/resource/technical/document/datasheet/CD00000544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D1117S33CTR</text:p>
          </table:table-cell>
          <table:table-cell office:value-type="string" calcext:value-type="string">
            <text:p>https://ar.mouser.com/ProductDetail/STMicroelectronics/LD1117S33CTR?qs=sGAEpiMZZMv1cg40gLeF3niL8zTTD8ml</text:p>
          </table:table-cell>
          <table:table-cell office:value-type="string" calcext:value-type="string">
            <text:p>511-LD1117S33C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M93C66</text:p>
          </table:table-cell>
          <table:table-cell office:value-type="string" calcext:value-type="string">
            <text:p>EEPROM 2.5 V to 5.5 V 4K</text:p>
          </table:table-cell>
          <table:table-cell table:style-name="ce9" office:value-type="string" calcext:value-type="string">
            <text:p>U5</text:p>
          </table:table-cell>
          <table:table-cell office:value-type="string" calcext:value-type="string">
            <text:p>M93C66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16-Kbit, 8-Kbit, 4-Kbit, 2-Kbit and 1-Kbit (8-bit or 16-bit wide) MICROWIRE™ serial access EEPROM</text:p>
          </table:table-cell>
          <table:table-cell office:value-type="string" calcext:value-type="string">
            <text:p>https://ar.mouser.com/datasheet/2/389/m93c46-w-955034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M93C66-WMN6TP</text:p>
          </table:table-cell>
          <table:table-cell office:value-type="string" calcext:value-type="string">
            <text:p>https://ar.mouser.com/ProductDetail/STMicroelectronics/M93C66-WMN6TP?qs=%2Fha2pyFaduhI8fQCrwtZNaa4GXWKiPno8NwRdrg9RHSTmWJlKFloOQ%3D%3D</text:p>
          </table:table-cell>
          <table:table-cell office:value-type="string" calcext:value-type="string">
            <text:p>511-M93C66-WMN6TP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iCE40-HX4K-TQ144</text:p>
          </table:table-cell>
          <table:table-cell office:value-type="string" calcext:value-type="string">
            <text:p>FPGA - Field Programmable Gate Array iCE40HX 3520 LUTs 1.2V Ultra Low-Power</text:p>
          </table:table-cell>
          <table:table-cell table:style-name="ce9" office:value-type="string" calcext:value-type="string">
            <text:p>U3</text:p>
          </table:table-cell>
          <table:table-cell office:value-type="string" calcext:value-type="string">
            <text:p>iCE40-HX4K-TQ144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iCE40 LP/HX Family</text:p>
          </table:table-cell>
          <table:table-cell office:value-type="string" calcext:value-type="string">
            <text:p>https://ar.mouser.com/datasheet/2/225/FPGA-DS-02029-3-5-iCE40-LP-HX-Family-Data-Sheet-1022803.pdf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iCE40HX4K-TQ144</text:p>
          </table:table-cell>
          <table:table-cell office:value-type="string" calcext:value-type="string">
            <text:p>https://ar.mouser.com/ProductDetail/Lattice/iCE40HX4K-TQ144?qs=%2Fha2pyFaduhJzbKPIVyuV1AxwgvoWTwReZRNA8sS2pFlkrTUNkMLRQ%3D%3D</text:p>
          </table:table-cell>
          <table:table-cell office:value-type="string" calcext:value-type="string">
            <text:p>842-ICE40HX4K-TQ144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ECS-3225MV-120-CN-TR</text:p>
          </table:table-cell>
          <table:table-cell table:style-name="ce7" office:value-type="string" calcext:value-type="string">
            <text:p>Standard Clock Oscillators 12MHz 1.6-3.6V 25ppm -40C +85C</text:p>
          </table:table-cell>
          <table:table-cell table:style-name="ce9" office:value-type="string" calcext:value-type="string">
            <text:p>X1</text:p>
          </table:table-cell>
          <table:table-cell table:style-name="ce6" office:value-type="string" calcext:value-type="string">
            <text:p>ECS-3225MV-120-CN-TR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ECS-3225MV-120-CN-TR Datasheet </text:p>
          </table:table-cell>
          <table:table-cell office:value-type="string" calcext:value-type="string">
            <text:p><text:a xlink:href="https://ar.mouser.com/datasheet/2/122/ECS-3225MV-1479682.pdf" xlink:type="simple">https://ar.mouser.com/datasheet/2/122/ECS-3225MV-1479682.pdf</text:a>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3225MV-120-CN-TR </text:p>
          </table:table-cell>
          <table:table-cell office:value-type="string" calcext:value-type="string">
            <text:p><text:a xlink:href="https://ar.mouser.com/ProductDetail/ECS/ECS-3225MV-120-CN-TR?qs=%2Fha2pyFaduigxHvlhpwA6qjBFUmrT4YdfWJTuBz7Gl02IWx7tINob7E%252BF1N%252BqvAs" xlink:type="simple">https://ar.mouser.com/ProductDetail/ECS/ECS-3225MV-120-CN-TR?qs=%2Fha2pyFaduigxHvlhpwA6qjBFUmrT4YdfWJTuBz7Gl02IWx7tINob7E%252BF1N%252BqvAs</text:a></text:p>
          </table:table-cell>
          <table:table-cell office:value-type="string" calcext:value-type="string">
            <text:p>520-3225MV-120-CNT 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4" table:number-columns-repeated="3"/>
          <table:table-cell table:style-name="ce10"/>
          <table:table-cell table:style-name="ce4" table:number-columns-repeated="9"/>
          <table:table-cell table:number-columns-repeated="1011"/>
        </table:table-row>
        <table:table-row table:style-name="ro6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Component Groups: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Component Count: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Fitted Components: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Number of PCBs: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Total components: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9"/>
          <table:table-cell table:number-columns-repeated="1020"/>
        </table:table-row>
        <table:table-row table:style-name="ro6">
          <table:table-cell table:number-columns-repeated="3"/>
          <table:table-cell table:style-name="ce11"/>
          <table:table-cell table:number-columns-repeated="1020"/>
        </table:table-row>
        <table:table-row table:style-name="ro6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6" table:number-rows-repeated="3">
          <table:table-cell table:number-columns-repeated="3"/>
          <table:table-cell table:style-name="ce11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0/00/0000</text:date>, <text:time style:data-style-name="N2" text:time-value="10:35:12.3462807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</meta:initial-creator>
    <meta:creation-date>2019-09-06T22:10:09Z</meta:creation-date>
    <dc:date>2020-04-19T10:36:29.774420187</dc:date>
    <meta:editing-cycles>31</meta:editing-cycles>
    <meta:editing-duration>PT4H15M24S</meta:editing-duration>
    <meta:document-statistic meta:table-count="1" meta:cell-count="492" meta:object-count="0"/>
  </office:meta>
</office:document-meta>
</file>